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c9d2d" officeooo:paragraph-rsid="001c9d2d"/>
    </style:style>
    <style:style style:name="P2" style:family="paragraph" style:parent-style-name="Standard">
      <style:paragraph-properties fo:text-align="start" style:justify-single-word="false"/>
      <style:text-properties officeooo:paragraph-rsid="001c9d2d"/>
    </style:style>
    <style:style style:name="P3" style:family="paragraph" style:parent-style-name="Standard">
      <style:paragraph-properties fo:text-align="center" style:justify-single-word="false"/>
      <style:text-properties officeooo:rsid="0022e59b" officeooo:paragraph-rsid="0022e59b"/>
    </style:style>
    <style:style style:name="T1" style:family="text">
      <style:text-properties officeooo:rsid="001c9d2d"/>
    </style:style>
    <style:style style:name="T2" style:family="text">
      <style:text-properties officeooo:rsid="00218902"/>
    </style:style>
    <style:style style:name="T3" style:family="text">
      <style:text-properties officeooo:rsid="0021d6d5"/>
    </style:style>
    <style:style style:name="T4" style:family="text">
      <style:text-properties fo:font-style="italic" officeooo:rsid="0021d6d5" style:font-style-asian="italic" style:font-style-complex="italic"/>
    </style:style>
    <style:style style:name="T5" style:family="text">
      <style:text-properties officeooo:rsid="002455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yond Perception</text:p>
      <text:p text:style-name="P1"/>
      <text:p text:style-name="P2"><text:span text:style-name="T1"><text:tab/>Upon first glance at the advertising flier for “Ron's Guide Service,” it was promptly dismissed. Ron's. Our group interpreted Ron as the stereotypical Cajun southerner, who would have been too ignorant to play a role in our investigation. Ron's dialect includes the contraction “y'all,” a contraction commonly associated with southern lifestyle and accent. Ron also owns a swamp buggy and hosts an alligator hunting trip that his work revolves around, both of which society perceives as upholding the Cajun stereotype. Since his business is reliant on the environment being in habitable shape for alligators, he would have had no logical motive to cause the explosion at Port Fourchon due to the fact that an oil explosion would disrupt the environment. This explosion would have only harmed him financially. In addition to the swamp-loving characteristic associated with Cajuns, they are also perceived as incompetent and lacking education. In order to execute an oil plant explosion, the person would have to be competent and educated enough to know how to go about it. Because of these reasons and our own stereotypical generalizations, this document was easily dismissed.</text:span></text:p>
      <text:p text:style-name="P2"><text:tab/><text:span text:style-name="T2">Dismissing the evidence based on a stereotype-influenced interpretation did not give the document a chance to prove its significance. A different interpretation of the flier could have drastically altered our decision regarding it's importance. As previously established, Ron would have no self-motivation to tamper with the oil plant due to his business. However, an eco-terrorist organization called Cajuns Against Crude (CAC) operates in the area, who are against the oil industry. On the flier of “Ron's Guide Service,” there were two political cartoon-styled images that negatively depicted the oil industry, one of which being fish carcasses holding up oil rigs in the water. By putting more thought into the document's meaning, the exception of the Cajun stereotype can be found: Ron is educated enough to understand the harmful impacts of oil rigs on wildlife. This exception could have proved substantial in linking Ron to the CAC since their belief system and opinions are based around the negative impacts of oil on the environment. This exception could have made Ron a key suspect for the oil explosion. This proves that interpreting more thoughtfully could have produced a more accurate understanding of the document.</text:span></text:p>
      <text:p text:style-name="P2"><text:tab/><text:span text:style-name="T3">In both instances, our group's perception of the “Ron's Guide Service” flier remained the same. Perception is based on reality; what is </text:span><text:span text:style-name="T4">actually</text:span><text:span text:style-name="T3"> there to be seen is what is perceived. The way in which this document was interpreted resulted in two diverging paths: one where Ron is a “just a simple Cajun,” and another that links him to the CAC organization, developing an entirely new lead for our investigation. Anything can be interpreted using generalized concepts, as displayed in the first instance of our investigation. Another way is to develop original ideas and interpret based on your own individuality. Perception often remains unchanged, while interpretation can vary greatly based on the individual, with each variation leading to a different outco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6:10:01.824965717</meta:creation-date>
    <dc:date>2016-06-24T07:53:38.886778063</dc:date>
    <meta:editing-duration>PT4M59S</meta:editing-duration>
    <meta:editing-cycles>4</meta:editing-cycles>
    <meta:generator>LibreOffice/5.0.3.2$Linux_X86_64 LibreOffice_project/00m0$Build-2</meta:generator>
    <meta:document-statistic meta:table-count="0" meta:image-count="0" meta:object-count="0" meta:page-count="1" meta:paragraph-count="4" meta:word-count="500" meta:character-count="3190" meta:non-whitespace-character-count="2690"/>
  </office:meta>
</office:document-meta>
</file>